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3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9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7.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2.853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4.782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13.51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6.4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7.111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10.646cm"/>
      <style:paragraph-properties style:writing-mode="lr-tb"/>
    </style:style>
    <style:style style:name="pr13" style:family="presentation" style:parent-style-name="Inspiration-subtitle">
      <style:graphic-properties draw:textarea-vertical-align="top" fo:min-height="10.666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P1" style:family="paragraph">
      <loext:graphic-properties draw:fill-color="#ffffff"/>
      <style:paragraph-properties style:writing-mode="lr-tb"/>
      <style:text-properties fo:language="ru" fo:country="RU"/>
    </style:style>
    <style:style style:name="P2" style:family="paragraph">
      <style:paragraph-properties style:writing-mode="lr-tb"/>
      <style:text-properties fo:language="ru" fo:country="RU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6" style:family="paragraph">
      <style:paragraph-properties fo:text-align="start" style:writing-mode="lr-tb"/>
      <style:text-properties fo:font-size="18pt" fo:language="ru" fo:country="RU" style:font-size-asian="18pt" style:font-size-complex="18pt"/>
    </style:style>
    <style:style style:name="P7" style:family="paragraph">
      <style:paragraph-properties fo:text-align="start" style:writing-mode="lr-tb"/>
      <style:text-properties fo:language="ru" fo:country="RU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paragraph-properties style:writing-mode="lr-tb"/>
      <style:text-properties fo:font-size="10pt" fo:language="ru" fo:country="RU" style:font-size-asian="10pt" style:font-size-complex="10pt"/>
    </style:style>
    <style:style style:name="P10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1" style:family="paragraph">
      <style:paragraph-properties fo:margin-top="0.1cm" fo:margin-bottom="0.1cm" fo:text-align="start"/>
    </style:style>
    <style:style style:name="P12" style:family="paragraph">
      <style:paragraph-properties fo:margin-top="0.1cm" fo:margin-bottom="0.1cm" fo:text-align="start"/>
      <style:text-properties style:font-name="DejaVu Sans1"/>
    </style:style>
    <style:style style:name="P13" style:family="paragraph">
      <style:paragraph-properties fo:text-align="start" style:writing-mode="lr-tb"/>
      <style:text-properties fo:font-size="18pt" style:font-size-asian="18pt" style:font-size-complex="18pt"/>
    </style:style>
    <style:style style:name="P14" style:family="paragraph"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paragraph-properties style:writing-mode="lr-tb"/>
      <style:text-properties style:font-name="Droid Sans Mono1" fo:font-size="16pt" fo:language="ru" fo:country="RU" style:font-size-asian="16pt" style:font-size-complex="16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ru" fo:country="RU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fo:language="ru" fo:country="RU" fo:font-weight="normal" fo:background-color="#ffdbb6" style:font-size-asian="15pt" style:font-weight-asian="normal" style:font-size-complex="15pt" style:font-weight-complex="normal"/>
    </style:style>
    <style:style style:name="T19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0" style:family="text">
      <style:text-properties fo:font-size="18pt" fo:language="ru" fo:country="RU" style:text-underline-style="none" style:font-size-asian="18pt" style:font-size-complex="18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dbb6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language="ru" fo:country="RU" fo:background-color="#ffdbb6" style:font-size-asian="15pt" style:font-size-complex="15pt"/>
    </style:style>
    <style:style style:name="T23" style:family="text">
      <style:text-properties fo:font-size="15pt" fo:language="ru" fo:country="RU" style:font-size-asian="15pt" style:font-size-complex="15pt"/>
    </style:style>
    <style:style style:name="T24" style:family="text">
      <style:text-properties fo:font-size="10pt" fo:language="ru" fo:country="RU" style:font-size-asian="10pt" style:font-size-complex="10pt"/>
    </style:style>
    <style:style style:name="T25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DejaVu Sans1" fo:font-size="18pt" fo:language="ru" fo:country="RU" fo:font-weight="normal" style:font-size-asian="18pt" style:font-weight-asian="normal" style:font-size-complex="18pt" style:font-weight-complex="normal"/>
    </style:style>
    <style:style style:name="T29" style:family="text">
      <style:text-properties style:font-name="DejaVu Sans1" fo:font-size="18pt" fo:language="ru" fo:country="RU" fo:font-weight="bold" style:font-size-asian="18pt" style:font-weight-asian="bold" style:font-size-complex="18pt" style:font-weight-complex="bold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Droid Sans Mono1" fo:font-size="22pt" fo:language="ru" fo:country="RU" fo:font-weight="bold" style:font-size-asian="22pt" style:font-weight-asian="bold" style:font-size-complex="22pt" style:font-weight-complex="bold"/>
    </style:style>
    <style:style style:name="T35" style:family="text">
      <style:text-properties style:font-name="Droid Sans Mono1" fo:font-size="16pt" fo:language="ru" fo:country="RU" style:font-size-asian="16pt" style:font-size-complex="16pt"/>
    </style:style>
    <style:style style:name="T36" style:family="text">
      <style:text-properties style:font-name="Droid Sans Mono1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37" style:family="text">
      <style:text-properties style:font-name="Droid Sans Mono1" fo:font-size="14pt" fo:language="ru" fo:country="RU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5">язык как средство познания мира</text:span></text:p>
            <text:p text:style-name="P3"><text:span text:style-name="T6"/></text:p>
            <text:p text:style-name="P3"><text:span text:style-name="T6">сегментация на объекты</text:span></text:p>
            <text:p text:style-name="P3"><text:span text:style-name="T6"/></text:p>
            <text:p text:style-name="P3"><text:span text:style-name="T6">классификация наблюдаемых явлений</text:span></text:p>
            <text:p text:style-name="P3"><text:span text:style-name="T6"/></text:p>
            <text:p text:style-name="P3"><text:span text:style-name="T6">обобщения </text:span></text:p>
            <text:p text:style-name="P3"><text:span text:style-name="T6"/></text:p>
            <text:p text:style-name="P3"><text:span text:style-name="T6">упорядочение окружающей действительности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5" draw:text-style-name="P6" draw:layer="layout" svg:width="17.2cm" svg:height="7.8cm" svg:x="4.2cm" svg:y="6.4cm">
          <draw:text-box>
            <text:p text:style-name="P3"><text:span text:style-name="T7">о языке и задачах </text:span><text:span text:style-name="T5">его автоматической обработки <text:s/></text:span></text:p>
            <text:p text:style-name="P3"><text:span text:style-name="T8"/></text:p>
            <text:p text:style-name="P3"><text:span text:style-name="T9">обработка текстов на естественном языке (ЕЯ)</text:span></text:p>
            <text:p text:style-name="P3"><text:span text:style-name="T10">Natural Language Processing (NLP)</text:span></text:p>
            <text:p text:style-name="P3"><text:span text:style-name="T11"/></text:p>
            <text:p text:style-name="P3"><text:span text:style-name="T12">NLU / natural language understatnding</text:span></text:p>
            <text:p text:style-name="P3"><text:span text:style-name="T12"/></text:p>
            <text:p text:style-name="P3"><text:span text:style-name="T12">NLG / natural language generation</text:span></text:p>
            <text:p text:style-name="P3"><text:span text:style-name="T12"/></text:p>
            <text:p text:style-name="P3"><text:span text:style-name="T12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7" draw:layer="layout" svg:width="22.4cm" svg:height="1.339cm" svg:x="1.4cm" svg:y="1.931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6" draw:text-style-name="P6" draw:layer="layout" svg:width="22cm" svg:height="12.853cm" svg:x="2cm" svg:y="4.6cm">
          <draw:text-box>
            <text:p text:style-name="P3"><text:span text:style-name="T5">обработка текстов на естественном языке </text:span></text:p>
            <text:p text:style-name="P3"><text:span text:style-name="T11"/></text:p>
            <text:p text:style-name="P3"><text:span text:style-name="T13">NLP : NLU / </text:span><text:span text:style-name="T14">NLG</text:span></text:p>
            <text:p text:style-name="P3"><text:span text:style-name="T14"/></text:p>
            <text:p text:style-name="P3"><text:span text:style-name="T12">- машинный перевод (MT)</text:span></text:p>
            <text:p text:style-name="P3"><text:span text:style-name="T15"/></text:p>
            <text:p text:style-name="P8"><text:span text:style-name="T15">- диалоговые системы (чат-боты)</text:span></text:p>
            <text:p text:style-name="P8"><text:span text:style-name="T15"/></text:p>
            <text:p text:style-name="P3"><text:span text:style-name="T12">- извлечение именованных сущностей, (named-entity recognition, NER)</text:span></text:p>
            <text:p text:style-name="P3"><text:span text:style-name="T12"/></text:p>
            <text:p text:style-name="P3"><text:span text:style-name="T12">- извлечения фактов и отношений (relation extraction)</text:span></text:p>
            <text:p text:style-name="P3"><text:span text:style-name="T12"/></text:p>
            <text:p text:style-name="P3"><text:span text:style-name="T12">- реферирование (summarization)</text:span></text:p>
            <text:p text:style-name="P3"><text:span text:style-name="T12"/></text:p>
            <text:p text:style-name="P3"><text:span text:style-name="T12">- поиск обоснования в тексте (argumentation mining)</text:span></text:p>
            <text:p text:style-name="P3"><text:span text:style-name="T12"/></text:p>
            <text:p text:style-name="P8"><text:span text:style-name="T15">- классификация текстов (</text:span><text:span text:style-name="T12">оценка тона и т.п.)</text:span></text:p>
            <text:p text:style-name="P8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6" draw:layer="layout" svg:width="25.8cm" svg:height="14.782cm" svg:x="1.2cm" svg:y="4.8cm">
          <draw:text-box>
            <text:p text:style-name="P3"><text:span text:style-name="T12"/></text:p>
            <text:p text:style-name="P3"><text:span text:style-name="T8">Сложности автоматической обработки текстов - неоднозначности в языке</text:span></text:p>
            <text:p text:style-name="P3"><text:span text:style-name="T10"/></text:p>
            <text:p text:style-name="P8"><text:span text:style-name="T16">«эти типы стали есть на складе»</text:span></text:p>
            <text:p text:style-name="P8"><text:span text:style-name="T16"/></text:p>
            <text:p text:style-name="P8"><text:span text:style-name="T13"/></text:p>
            <text:p text:style-name="P8"><text:span text:style-name="T13">омонимия</text:span><text:span text:style-name="T15"> - случайное совпадение слов </text:span></text:p>
            <text:p text:style-name="P8"><text:span text:style-name="T17"/></text:p>
            <text:p text:style-name="P8"><text:span text:style-name="T18"><text:s/></text:span><text:span text:style-name="T18">ключ, лук, замок, печь </text:span></text:p>
            <text:p text:style-name="P3"><text:span text:style-name="T13"/></text:p>
            <text:p text:style-name="P8"><text:span text:style-name="T13">полисемия</text:span><text:span text:style-name="T15"> - несколько значений, связанных исторически </text:span></text:p>
            <text:p text:style-name="P8"><text:span text:style-name="T19"/></text:p>
            <text:p text:style-name="P8"><text:span text:style-name="T18"><text:s/></text:span><text:span text:style-name="T18">стол &lt;организация или объект&gt; </text:span></text:p>
            <text:p text:style-name="P3"><text:span text:style-name="T14"/></text:p>
            <text:p text:style-name="P3"><text:span text:style-name="T14">местоименная анафора</text:span><text:span text:style-name="T20"> — ссылки на контекст</text:span></text:p>
            <text:p text:style-name="P3"><text:span text:style-name="T12"/></text:p>
            <text:p text:style-name="P3"><text:span text:style-name="T21"><text:s/></text:span><text:span text:style-name="T21">Прискакал принц на белом коне. Принцесса выбежала ему навстречу и поцеловала его &lt;...</text:span><text:span text:style-name="T22">принца&gt; . </text:span></text:p>
            <text:p text:style-name="P3"><text:span text:style-name="T12"/></text:p>
            <text:p text:style-name="P3"><text:span text:style-name="T14">эллипсис</text:span><text:span text:style-name="T20"> -</text:span><text:span text:style-name="T12"> пропуски в тексте</text:span></text:p>
            <text:p text:style-name="P3"><text:span text:style-name="T12"/></text:p>
            <text:p text:style-name="P3"><text:span text:style-name="T22">Он не может решить задачу, а я знаю как &lt;...решить задачу&gt;.</text:span></text:p>
            <text:p text:style-name="P3"><text:span text:style-name="T23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2" draw:text-style-name="P9" draw:layer="layout" svg:width="16.356cm" svg:height="1.073cm" svg:x="1.2cm" svg:y="19cm">
          <draw:text-box>
            <text:p><text:span text:style-name="T24"><text:a xlink:href="https://habr.com/ru/company/abbyy/blog/437008/" xlink:type="simple">https://habr.com/ru/company/abbyy/blog/437008/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5.6cm" svg:height="13.51cm" svg:x="1cm" svg:y="5.4cm">
          <draw:text-box>
            <text:p text:style-name="P3"><text:span text:style-name="T5">История развития компьютерной лингвистики</text:span></text:p>
            <text:p text:style-name="P3"><text:span text:style-name="T5"/></text:p>
            <text:p text:style-name="P3"><text:span text:style-name="T15">1949 перевод как расшифровка (</text:span><text:span text:style-name="T6">немецкий язык это зашифрованный английский)</text:span></text:p>
            <text:p text:style-name="P3"><text:span text:style-name="T6"/></text:p>
            <text:p text:style-name="P3"><text:span text:style-name="T15">1954 Джорджтаунский эксперимент, большая таблица соответствий фраз (MT)</text:span></text:p>
            <text:p text:style-name="P3"><text:span text:style-name="T15"/></text:p>
            <text:p text:style-name="P3"><text:span text:style-name="T15">1960 рационалистический </text:span><text:span text:style-name="T6">подход: формальные грамматики Хомского</text:span></text:p>
            <text:p text:style-name="P3"><text:span text:style-name="T6"/></text:p>
            <text:p text:style-name="P3"><text:span text:style-name="T6">1970 переход на уровень семантики, формальные онтологии, контекст</text:span></text:p>
            <text:p text:style-name="P3"><text:span text:style-name="T6"/></text:p>
            <text:p text:style-name="P3"><text:span text:style-name="T6">1980 корпусная лингвистика, статистические языковые модели ML</text:span></text:p>
            <text:p text:style-name="P8"><text:span text:style-name="T6"/></text:p>
            <text:p text:style-name="P8"><text:span text:style-name="T6">1990 WWW, задача информационного поиска</text:span></text:p>
            <text:p text:style-name="P8"><text:span text:style-name="T6"/></text:p>
            <text:p text:style-name="P3"><text:span text:style-name="T6">2005 Deep Learning, рекуррентные нейросети</text:span></text:p>
            <text:p text:style-name="P3"><text:span text:style-name="T6"/></text:p>
            <text:p text:style-name="P3"><text:span text:style-name="T6">2013 Word2vec, семантические пространства</text:span></text:p>
            <text:p text:style-name="P3"><text:span text:style-name="T6"/></text:p>
            <text:p text:style-name="P3"><text:span text:style-name="T6">2017 Attention, механизм внимания 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10" draw:layer="layout" svg:width="24.6cm" svg:height="0.788cm" svg:x="1.8cm" svg:y="6cm">
          <draw:text-box>
            <text:p text:style-name="P3"><text:span text:style-name="T25">Уровни сложности при автоматической обработке текстов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26">Прагматика</text:span><text:span text:style-name="T27"> - </text:span><text:span text:style-name="T28">отдельные слова и устойчивые словосочетания</text:span></text:p>
              </table:table-cell>
            </table:table-row>
            <table:table-row table:style-name="ro1">
              <table:table-cell table:style-name="ce2">
                <text:p text:style-name="P12"><text:span text:style-name="T26">Семантика </text:span><text:span text:style-name="T27">- смыслы </text:span><text:span text:style-name="T28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12"><text:span text:style-name="T29">Синтаксис </text:span><text:span text:style-name="T28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12"><text:span text:style-name="T29">Морфология</text:span><text:span text:style-name="T28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399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1" draw:text-style-name="P4" draw:layer="layout" svg:width="17.8cm" svg:height="7.111cm" svg:x="9cm" svg:y="12.6cm">
          <draw:text-box>
            <text:p text:style-name="P3"><text:span text:style-name="T5">методы решения задач NLP</text:span></text:p>
            <text:p text:style-name="P3"><text:span text:style-name="T6"/></text:p>
            <text:p text:style-name="P3"><text:span text:style-name="T6">частотный анализ (мешок слов, TF-IDF)</text:span></text:p>
            <text:p text:style-name="P3"><text:span text:style-name="T6"/></text:p>
            <text:p text:style-name="P3"><text:span text:style-name="T6">морфологический/синтаксический разбор, онтологии </text:span></text:p>
            <text:p text:style-name="P3"><text:span text:style-name="T6"/></text:p>
            <text:p text:style-name="P3"><text:span text:style-name="T6">семантические пространства (Word2Vec)</text:span></text:p>
            <text:p text:style-name="P3"><text:span text:style-name="T6"/></text:p>
            <text:p text:style-name="P3"><text:span text:style-name="T6">языковые модели</text:span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4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13" draw:layer="layout" svg:width="19.2cm" svg:height="10.646cm" svg:x="3.2cm" svg:y="5cm">
          <draw:text-box>
            <text:p text:style-name="P3"><text:span text:style-name="T30">этапы обработки текста для определения тона</text:span></text:p>
            <text:p text:style-name="P3"><text:span text:style-name="T30"/></text:p>
            <text:p text:style-name="P3"><text:span text:style-name="T31">определение языка</text:span></text:p>
            <text:p text:style-name="P3"><text:span text:style-name="T30"/></text:p>
            <text:p text:style-name="P8"><text:span text:style-name="T31">токенизация <text:s/></text:span></text:p>
            <text:p text:style-name="P3"><text:span text:style-name="T31"><text:line-break/></text:span><text:span text:style-name="T31">коррекция орфографических ошибок</text:span></text:p>
            <text:p text:style-name="P8"><text:span text:style-name="T31"/></text:p>
            <text:p text:style-name="P8"><text:span text:style-name="T31">лемматизация</text:span></text:p>
            <text:p text:style-name="P8"><text:span text:style-name="T31"/></text:p>
            <text:p text:style-name="P3"><text:span text:style-name="T31">частотный анализ (извлечение признаков)</text:span><text:span text:style-name="T31"><text:line-break/></text:span><text:span text:style-name="T31"><text:line-break/></text:span><text:span text:style-name="T31">применение классификатора</text:span></text:p>
          </draw:text-box>
        </draw:frame>
        <draw:frame presentation:style-name="pr3" draw:text-style-name="P14" draw:layer="layout" svg:width="22.4cm" svg:height="1.339cm" svg:x="1.4cm" svg:y="1.93cm" presentation:class="title" presentation:user-transformed="true">
          <draw:text-box>
            <text:p><text:span text:style-name="T32">NLP </text:span><text:span text:style-name="T3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3" draw:text-style-name="P13" draw:layer="layout" svg:width="19.2cm" svg:height="10.666cm" svg:x="3.2cm" svg:y="5cm">
          <draw:text-box>
            <text:p text:style-name="P3"><text:span text:style-name="T30">этапы обработки текста для извлечения информации</text:span></text:p>
            <text:p text:style-name="P3"><text:span text:style-name="T30"/></text:p>
            <text:p text:style-name="P3"><text:span text:style-name="T31">определение языка</text:span></text:p>
            <text:p text:style-name="P3"><text:span text:style-name="T31"/></text:p>
            <text:p text:style-name="P8"><text:span text:style-name="T31">токенизация <text:s/></text:span></text:p>
            <text:p text:style-name="P3"><text:span text:style-name="T31"><text:line-break/></text:span><text:span text:style-name="T31">коррекция орфографических ошибок</text:span></text:p>
            <text:p text:style-name="P8"><text:span text:style-name="T31"/></text:p>
            <text:p text:style-name="P8"><text:span text:style-name="T31">лемматизация</text:span></text:p>
            <text:p text:style-name="P8"><text:span text:style-name="T31"/></text:p>
            <text:p text:style-name="P3"><text:span text:style-name="T31">синтаксический анализ</text:span><text:span text:style-name="T31"><text:line-break/></text:span><text:span text:style-name="T31"><text:line-break/></text:span><text:span text:style-name="T31">семантический анализ</text:span></text:p>
            <text:p text:style-name="P3"><text:span text:style-name="T31"/></text:p>
            <text:p text:style-name="P3"><text:span text:style-name="T31">извлечение структурированной информации</text:span></text:p>
          </draw:text-box>
        </draw:frame>
        <draw:frame presentation:style-name="pr3" draw:text-style-name="P14" draw:layer="layout" svg:width="22.4cm" svg:height="1.339cm" svg:x="1.4cm" svg:y="1.93cm" presentation:class="title" presentation:user-transformed="true">
          <draw:text-box>
            <text:p><text:span text:style-name="T32">NLP </text:span><text:span text:style-name="T3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2" draw:text-style-name="P13" draw:layer="layout" svg:width="19.2cm" svg:height="10.646cm" svg:x="3.2cm" svg:y="5cm">
          <draw:text-box>
            <text:p text:style-name="P3"><text:span text:style-name="T30">этапы обработки текста для чатбота</text:span></text:p>
            <text:p text:style-name="P3"><text:span text:style-name="T30"/></text:p>
            <text:p text:style-name="P3"><text:span text:style-name="T31">определение языка</text:span></text:p>
            <text:p text:style-name="P3"><text:span text:style-name="T30"/></text:p>
            <text:p text:style-name="P8"><text:span text:style-name="T31">токенизация <text:s/></text:span></text:p>
            <text:p text:style-name="P3"><text:span text:style-name="T31"><text:line-break/></text:span><text:span text:style-name="T31">коррекция орфографических ошибок</text:span></text:p>
            <text:p text:style-name="P8"><text:span text:style-name="T31"/></text:p>
            <text:p text:style-name="P8"><text:span text:style-name="T31">лемматизация</text:span></text:p>
            <text:p text:style-name="P8"><text:span text:style-name="T31"/></text:p>
            <text:p text:style-name="P3"><text:span text:style-name="T31">семантическое кодирование слов (W2V, BERT)</text:span><text:span text:style-name="T31"><text:line-break/></text:span><text:span text:style-name="T31"><text:line-break/></text:span><text:span text:style-name="T31">применение нейросетевой языковой модели</text:span></text:p>
          </draw:text-box>
        </draw:frame>
        <draw:frame presentation:style-name="pr3" draw:text-style-name="P14" draw:layer="layout" svg:width="22.4cm" svg:height="1.339cm" svg:x="1.4cm" svg:y="1.93cm" presentation:class="title" presentation:user-transformed="true">
          <draw:text-box>
            <text:p><text:span text:style-name="T32">NLP </text:span><text:span text:style-name="T3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" draw:text-style-name="P17" draw:layer="layout" svg:width="25.8cm" svg:height="10.2cm" svg:x="1.4cm" svg:y="4.6cm">
          <draw:text-box>
            <text:p><text:span text:style-name="T34">Литература</text:span></text:p>
            <text:p><text:span text:style-name="T35"/></text:p>
            <text:p text:style-name="P16"><text:span text:style-name="T35">git clone </text:span><text:span text:style-name="T35"><text:a xlink:href="https://github.com/mechanoid5/ml_nlp" xlink:type="simple">https://github.com/mechanoid5/ml_nlp</text:a></text:span></text:p>
            <text:p text:style-name="P16"><text:span text:style-name="T35"/></text:p>
            <text:p text:style-name="P16"><text:span text:style-name="T35"/></text:p>
            <text:p text:style-name="P16"><text:span text:style-name="T35">С.Ананян Введение в компьютерную лингвистику// Мегапьютер Интеллидженс </text:span></text:p>
            <text:p text:style-name="P16"><text:span text:style-name="T35"><text:a xlink:href="https://youtu.be/3fHzOIaLSPc" xlink:type="simple">https://youtu.be/3fHzOIaLSPc</text:a></text:span></text:p>
            <text:p text:style-name="P16"><text:span text:style-name="T35"/></text:p>
            <text:p text:style-name="P16"><text:span text:style-name="T35"/></text:p>
            <text:p text:style-name="P16"><text:span text:style-name="T36">Турдаков Д.Ю. Основы обработки текстов. ИСП РАН, 2017,2021</text:span></text:p>
            <text:p text:style-name="P16"><text:span text:style-name="T36"/></text:p>
            <text:p text:style-name="P16"><text:span text:style-name="T36"><text:a xlink:href="https://www.youtube.com/playlist?list=PL5cBzMoPJgCUn6TbfhqilyToW5lScOdd3" xlink:type="simple">https://www.youtube.com/playlist?list=PL5cBzMoPJgCUn6TbfhqilyToW5lScOdd3</text:a></text:span></text:p>
            <text:p text:style-name="P16"><text:span text:style-name="T36"/></text:p>
            <text:p text:style-name="P16"><text:span text:style-name="T36"><text:a xlink:href="https://www.youtube.com/playlist?list=PL5cBzMoPJgCXFdSvWaunOy4cILirW1lMD" xlink:type="simple">https://www.youtube.com/playlist?list=PL5cBzMoPJgCXFdSvWaunOy4cILirW1lMD</text:a></text:span></text:p>
            <text:p text:style-name="P16"><text:span text:style-name="T37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1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11-11T09:38:47.013751727</dc:date>
    <meta:editing-duration>P2DT19H53M37S</meta:editing-duration>
    <meta:editing-cycles>698</meta:editing-cycles>
    <meta:generator>LibreOffice/7.4.2.3$Linux_X86_64 LibreOffice_project/40$Build-3</meta:generator>
    <meta:document-statistic meta:object-count="87"/>
  </office:meta>
</office:document-meta>
</file>